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AB000000713A58040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729fcf"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objectwithoutfill">
      <style:graphic-properties svg:stroke-width="0.4cm" svg:stroke-color="#729fcf" draw:marker-start="" draw:marker-start-width="0.8cm" draw:marker-end="" draw:marker-end-width="0.9cm" svg:stroke-opacity="100%" draw:fill="none" draw:textarea-vertical-align="middle" fo:padding-top="0.325cm" fo:padding-bottom="0.325cm" fo:padding-left="0.45cm" fo:padding-right="0.4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svg:stroke-color="#729fcf" draw:fill="solid" draw:fill-color="#ffffff" draw:textarea-horizontal-align="justify" draw:textarea-vertical-align="middle" draw:auto-grow-height="false"/>
    </style:style>
    <style:style style:name="gr7"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stroke="none" draw:fill="solid" draw:fill-color="#729fcf" draw:textarea-horizontal-align="justify" draw:textarea-vertical-align="middle" draw:auto-grow-height="false"/>
    </style:style>
    <style:style style:name="gr9" style:family="graphic" style:parent-style-name="standard">
      <style:graphic-properties draw:stroke="none" draw:fill="solid" draw:fill-color="#ffffff" draw:textarea-vertical-align="middle" draw:auto-grow-height="false" fo:min-height="0.749cm" fo:min-width="0.499cm"/>
    </style:style>
    <style:style style:name="gr10" style:family="graphic" style:parent-style-name="standard">
      <style:graphic-properties draw:fill="solid" draw:textarea-horizontal-align="justify" draw:textarea-vertical-align="middle" draw:auto-grow-height="false" draw:shadow="hidden"/>
    </style:style>
    <style:style style:name="gr11" style:family="graphic" style:parent-style-name="standard">
      <style:graphic-properties draw:stroke="none" draw:fill="solid" draw:fill-color="#ffffff" draw:textarea-horizontal-align="center" draw:textarea-vertical-align="middle" draw:auto-grow-height="false" fo:min-height="0.749cm" fo:min-width="0.499cm" draw:shadow="hidden"/>
    </style:style>
    <style:style style:name="gr12" style:family="graphic" style:parent-style-name="standard">
      <style:graphic-properties draw:stroke="none" draw:fill="solid" draw:fill-color="#729fcf" draw:textarea-horizontal-align="center" draw:textarea-vertical-align="middle" draw:auto-grow-height="false" fo:min-height="0.749cm" fo:min-width="0.499cm" draw:shadow="hidden"/>
    </style:style>
    <style:style style:name="gr13" style:family="graphic" style:parent-style-name="standard">
      <style:graphic-properties draw:stroke="none" draw:fill="solid" draw:fill-color="#ffffff" draw:textarea-horizontal-align="justify" draw:textarea-vertical-align="middle" draw:auto-grow-height="false" draw:shadow="hidden"/>
    </style:style>
    <style:style style:name="gr14" style:family="graphic" style:parent-style-name="standard">
      <style:graphic-properties draw:stroke="none" draw:fill="solid" draw:fill-color="#ffffff" draw:textarea-horizontal-align="justify" draw:textarea-vertical-align="middle" draw:auto-grow-height="false" fo:min-height="0cm" fo:min-width="0cm"/>
    </style:style>
    <style:style style:name="gr15" style:family="graphic" style:parent-style-name="standard">
      <style:graphic-properties draw:fill="solid" draw:textarea-horizontal-align="justify" draw:textarea-vertical-align="middle" draw:auto-grow-height="false"/>
    </style:style>
    <style:style style:name="gr16"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7" style:family="graphic" style:parent-style-name="standard">
      <style:graphic-properties draw:stroke="none" draw:fill="solid" draw:fill-color="#ffffff" draw:textarea-vertical-align="middle"/>
    </style:style>
    <style:style style:name="gr18" style:family="graphic" style:parent-style-name="standard">
      <style:graphic-properties draw:stroke="none" draw:fill="solid" draw:fill-color="#83caff"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gradient" draw:fill-color="#83caff" draw:fill-gradient-name="Mein_20_Blau" draw:textarea-horizontal-align="justify" draw:textarea-vertical-align="middle" draw:auto-grow-height="false"/>
    </style:style>
    <style:style style:name="gr21" style:family="graphic" style:parent-style-name="standard">
      <style:graphic-properties draw:stroke="none" draw:fill="solid" draw:fill-color="#cccccc" draw:textarea-horizontal-align="justify" draw:textarea-vertical-align="middle" draw:auto-grow-height="false"/>
    </style:style>
    <style:style style:name="gr22" style:family="graphic" style:parent-style-name="standard">
      <style:graphic-properties draw:stroke="none" draw:fill="solid" draw:fill-color="#b3b3b3" draw:textarea-horizontal-align="justify" draw:textarea-vertical-align="middle" draw:auto-grow-height="false"/>
    </style:style>
    <style:style style:name="gr23" style:family="graphic" style:parent-style-name="objectwithoutfill">
      <style:graphic-properties svg:stroke-width="0.2cm" svg:stroke-color="#ffffff" draw:marker-start="" draw:marker-start-width="0.5cm" draw:marker-end="Linienende_20_2" draw:marker-end-width="0.5cm" draw:fill="none" draw:textarea-vertical-align="middle" fo:padding-top="0.225cm" fo:padding-bottom="0.225cm" fo:padding-left="0.35cm" fo:padding-right="0.35cm"/>
    </style:style>
    <style:style style:name="gr24" style:family="graphic" style:parent-style-name="objectwithoutfill">
      <style:graphic-properties svg:stroke-width="0.2cm" svg:stroke-color="#ffffff" draw:marker-start="Linienende_20_2" draw:marker-start-width="0.5cm" draw:marker-end="" draw:marker-end-width="0.5cm" draw:fill="none" draw:textarea-vertical-align="middle" fo:padding-top="0.225cm" fo:padding-bottom="0.225cm" fo:padding-left="0.35cm" fo:padding-right="0.35cm"/>
    </style:style>
    <style:style style:name="gr25" style:family="graphic" style:parent-style-name="objectwithoutfill">
      <style:graphic-properties svg:stroke-width="0.2cm" svg:stroke-color="#ffffff" draw:marker-start="" draw:marker-start-width="0.5cm" draw:marker-end="" draw:marker-end-width="0.5cm" draw:fill="none" draw:textarea-vertical-align="middle" fo:padding-top="0.225cm" fo:padding-bottom="0.225cm" fo:padding-left="0.35cm" fo:padding-right="0.35cm"/>
    </style:style>
    <style:style style:name="gr26" style:family="graphic" style:parent-style-name="standard">
      <style:graphic-properties draw:stroke="none" draw:fill="gradient" draw:fill-color="#729fcf" draw:fill-gradient-name="Mein_20_Blau_20_Upside_20_Down" draw:textarea-horizontal-align="justify" draw:textarea-vertical-align="middle" draw:auto-grow-height="false" fo:min-height="0cm" fo:min-width="0cm"/>
    </style:style>
    <style:style style:name="gr27" style:family="graphic" style:parent-style-name="standard">
      <style:graphic-properties draw:stroke="none" draw:fill="gradient" draw:fill-color="#729fcf" draw:fill-gradient-name="Mein_20_Blau_20_Upside_20_Down"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3.838cm" svg:height="3.862cm" svg:x="8.711cm" svg:y="15.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5.6cm" svg:height="5.6cm" svg:x="1.253cm" svg:y="1.2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 draw:layer="layout" svg:width="5.6cm" svg:height="5.6cm" svg:x="1.253cm" svg:y="7.6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3cm" svg:height="4.3cm" svg:x="1.853cm" svg:y="1.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053cm" svg:y1="4.386cm" svg:x2="4.053cm" svg:y2="2.386cm">
          <text:p/>
        </draw:line>
        <draw:line draw:style-name="gr4" draw:text-style-name="P1" draw:layer="layout" svg:x1="4.199cm" svg:y1="4.184cm" svg:x2="2.63cm" svg:y2="4.177cm">
          <text:p/>
        </draw:line>
        <draw:custom-shape draw:style-name="gr1" draw:text-style-name="P1" draw:layer="layout" svg:width="5.6cm" svg:height="5.6cm" svg:x="1.253cm" svg:y="14.0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2.1cm" svg:height="3.6cm" draw:transform="rotate (-0.785398163397448) translate (4.604cm 14.9cm)">
          <text:p/>
          <draw:enhanced-geometry svg:viewBox="0 0 21600 21600" draw:type="rectangle" draw:enhanced-path="M 0 0 L 21600 0 21600 21600 0 21600 0 0 Z N"/>
        </draw:custom-shape>
        <draw:custom-shape draw:style-name="gr3" draw:text-style-name="P1" draw:layer="layout" svg:width="1.489cm" svg:height="1.492cm" svg:x="2.064cm" svg:y="17.4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0.896cm" svg:height="0.896cm" svg:x="4.16cm" svg:y="1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575cm" svg:y="1.28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draw:layer="layout" svg:width="3.739cm" svg:height="3.739cm" svg:x="8.506cm" svg:y="2.212cm">
          <text:p/>
          <draw:enhanced-geometry svg:viewBox="0 0 21600 21600" draw:glue-points="10800 0 0 10800 10800 21600 21600 10800" draw:path-stretchpoint-x="10800" draw:path-stretchpoint-y="10800" draw:text-areas="?f1 ?f1 ?f2 ?f3" draw:type="cross" draw:modifiers="8420.534759358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5.6cm" svg:height="5.6cm" svg:x="7.575cm" svg:y="7.71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736cm" svg:height="0.82cm" svg:x="8.507cm" svg:y="10.104cm">
          <text:p/>
          <draw:enhanced-geometry svg:viewBox="0 0 21600 21600" draw:type="rectangle" draw:enhanced-path="M 0 0 L 21600 0 21600 21600 0 21600 0 0 Z N"/>
        </draw:custom-shape>
        <draw:custom-shape draw:style-name="gr1" draw:text-style-name="P1" draw:layer="layout" svg:width="5.6cm" svg:height="5.6cm" svg:x="7.603cm" svg:y="14.06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532cm" svg:height="0.944cm" draw:transform="rotate (-0.801106126665397) translate (9.631cm 16.5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77cm" svg:height="1.08cm" draw:transform="rotate (-0.0157079632679482) translate (8.969cm 17.25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9cm" svg:height="0.656cm" draw:transform="rotate (0.769690200129499) translate (7.953cm 18.844cm)">
          <text:p/>
          <draw:enhanced-geometry svg:viewBox="0 0 21600 21600" draw:mirror-horizontal="false" draw:mirror-vertical="false" draw:type="rectangle" draw:enhanced-path="M 0 0 L 21600 0 21600 21600 0 21600 0 0 Z N"/>
        </draw:custom-shape>
        <draw:custom-shape draw:style-name="gr3" draw:text-style-name="P1" draw:layer="layout" svg:width="1.532cm" svg:height="1.099cm" draw:transform="rotate (-0.787318025574642) translate (10.784cm 15.385cm)">
          <text:p/>
          <draw:enhanced-geometry svg:viewBox="0 0 21600 21600" draw:mirror-horizontal="true" draw:mirror-vertical="true" draw:type="rectangle" draw:enhanced-path="M 0 0 L 21600 0 21600 21600 0 21600 0 0 Z N"/>
        </draw:custom-shape>
        <draw:custom-shape draw:style-name="gr3" draw:text-style-name="P1" draw:layer="layout" svg:width="1.077cm" svg:height="1.08cm" draw:transform="rotate (-0.00191986217719389) translate (10.726cm 15.43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8cm" svg:height="0.655cm" draw:transform="rotate (0.783478301220254) translate (11.027cm 15.751cm)">
          <text:p/>
          <draw:enhanced-geometry svg:viewBox="0 0 21600 21600" draw:mirror-horizontal="true" draw:mirror-vertical="true" draw:type="rectangle" draw:enhanced-path="M 0 0 L 21600 0 21600 21600 0 21600 0 0 Z N"/>
        </draw:custom-shape>
        <draw:g>
          <draw:line draw:style-name="gr7" draw:text-style-name="P1" draw:layer="layout" svg:x1="9.442cm" svg:y1="16.115cm" svg:x2="8.947cm" svg:y2="15.62cm">
            <text:p/>
          </draw:line>
          <draw:line draw:style-name="gr7" draw:text-style-name="P1" draw:layer="layout" svg:x1="9.244cm" svg:y1="16.511cm" svg:x2="8.587cm" svg:y2="16.524cm">
            <text:p/>
          </draw:line>
          <draw:line draw:style-name="gr7" draw:text-style-name="P1" draw:layer="layout" svg:x1="9.838cm" svg:y1="15.892cm" svg:x2="9.824cm" svg:y2="15.223cm">
            <text:p/>
          </draw:line>
        </draw:g>
        <draw:g>
          <draw:line draw:style-name="gr7" draw:text-style-name="P1" draw:layer="layout" svg:x1="11.137cm" svg:y1="17.836cm" svg:x2="11.632cm" svg:y2="18.331cm">
            <text:p/>
          </draw:line>
          <draw:line draw:style-name="gr7" draw:text-style-name="P1" draw:layer="layout" svg:x1="11.335cm" svg:y1="17.44cm" svg:x2="11.992cm" svg:y2="17.427cm">
            <text:p/>
          </draw:line>
          <draw:line draw:style-name="gr7" draw:text-style-name="P1" draw:layer="layout" svg:x1="10.741cm" svg:y1="18.059cm" svg:x2="10.755cm" svg:y2="18.728cm">
            <text:p/>
          </draw:line>
        </draw:g>
        <draw:custom-shape draw:style-name="gr1" draw:text-style-name="P1" draw:layer="layout" svg:width="5.6cm" svg:height="5.6cm" svg:x="1.296cm" svg:y="20.30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009cm" svg:height="3.61cm" draw:transform="rotate (-0.798313599862207) translate (4.372cm 22.123cm)">
          <text:p/>
          <draw:enhanced-geometry svg:viewBox="0 0 21600 21600" draw:type="rectangle" draw:enhanced-path="M 0 0 L 21600 0 21600 21600 0 21600 0 0 Z N"/>
        </draw:custom-shape>
        <draw:custom-shape draw:style-name="gr3" draw:text-style-name="P1" draw:layer="layout" svg:width="2.217cm" svg:height="0.944cm" draw:transform="rotate (-0.781383906117861) translate (4.865cm 20.768cm)">
          <text:p/>
          <draw:enhanced-geometry svg:viewBox="0 0 21600 21600" draw:mirror-horizontal="false" draw:mirror-vertical="false" draw:type="rectangle" draw:enhanced-path="M 0 0 L 21600 0 21600 21600 0 21600 0 0 Z N"/>
        </draw:custom-shape>
        <draw:custom-shape draw:style-name="gr3" draw:text-style-name="P1" draw:layer="layout" svg:width="1.609cm" svg:height="1.514cm" draw:transform="rotate (-0.0286233997327072) translate (4.204cm 21.42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588cm" svg:height="1.524cm" draw:transform="rotate (-0.0113446401379627) translate (4.882cm 20.778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0.572cm" svg:height="0.944cm" draw:transform="rotate (-0.781383906117861) translate (6.032cm 21.92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9cm" svg:height="0.944cm" draw:transform="rotate (-0.781383906117861) translate (4.875cm 20.777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3cm" svg:height="0.466cm" draw:transform="rotate (-0.781383906117861) translate (4.557cm 21.646cm)">
          <text:p/>
          <draw:enhanced-geometry svg:viewBox="0 0 21600 21600" draw:mirror-horizontal="false" draw:mirror-vertical="false" draw:type="rectangle" draw:enhanced-path="M 0 0 L 21600 0 21600 21600 0 21600 0 0 Z N"/>
        </draw:custom-shape>
        <draw:custom-shape draw:style-name="gr1" draw:text-style-name="P1" draw:layer="layout" svg:width="5.6cm" svg:height="5.6cm" svg:x="7.603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582cm" svg:height="4.582cm" svg:x="8.112cm" svg:y="20.8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6cm" svg:height="5.6cm" svg:x="13.917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161cm" svg:height="4.161cm" draw:transform="rotate (-1.5707963267949) translate (18.798cm 21.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5.6cm" svg:height="5.6cm" svg:x="13.785cm" svg:y="14.1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234cm" svg:height="4.234cm" svg:x="14.568cm" svg:y="14.719cm">
          <text:p/>
          <draw:enhanced-geometry svg:viewBox="0 0 20590 20590" draw:mirror-vertical="tru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ath draw:style-name="gr10" draw:text-style-name="P1" draw:layer="layout" svg:width="5.6cm" svg:height="5.6cm" svg:x="13.898cm" svg:y="7.69cm" svg:viewBox="0 0 5601 5601" svg:d="m0 0h5601v5601h-5601zm0 0zm5601 5601z">
          <text:p/>
        </draw:path>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polygon draw:style-name="gr13" draw:text-style-name="P1" draw:layer="layout" svg:width="1.781cm" svg:height="1.781cm" svg:x="14.594cm" svg:y="9.704cm" svg:viewBox="0 0 1782 1782" draw:points="891,0 984,4 1074,18 1161,39 1243,68 1321,105 1395,149 1463,199 1526,256 1583,319 1633,387 1677,461 1714,539 1743,621 1764,708 1778,798 1782,891 1778,984 1764,1074 1743,1161 1714,1243 1677,1321 1633,1395 1583,1463 1526,1526 1463,1583 1395,1633 1321,1677 1243,1714 1161,1743 1074,1764 984,1778 891,1782 798,1778 708,1764 621,1743 539,1714 461,1677 387,1633 319,1583 256,1526 199,1463 149,1395 105,1321 68,1243 39,1161 18,1074 4,984 0,891 4,798 18,708 39,621 68,539 105,461 149,387 199,319 256,256 319,199 387,149 461,105 539,68 621,39 708,18 798,4">
          <text:p/>
        </draw:polygon>
        <draw:polygon draw:style-name="gr13" draw:text-style-name="P1" draw:layer="layout" svg:width="0cm" svg:height="0cm" svg:x="14.594cm" svg:y="9.704cm" svg:viewBox="0 0 0 0" draw:points="0,0">
          <text:p/>
        </draw:polygon>
        <draw:polygon draw:style-name="gr13" draw:text-style-name="P1" draw:layer="layout" svg:width="0cm" svg:height="0cm" svg:x="16.377cm" svg:y="11.487cm" svg:viewBox="0 0 0 0" draw:points="0,0">
          <text:p/>
        </draw:polygon>
        <draw:custom-shape draw:style-name="gr1" draw:text-style-name="P1" draw:layer="layout" svg:width="5.6cm" svg:height="5.6cm" svg:x="13.69cm" svg:y="1.261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4" draw:text-style-name="P1" draw:layer="layout" svg:width="3.045cm" svg:height="2.324cm" svg:x="14.968cm" svg:y="3.703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57cm" svg:height="2.257cm" svg:x="15.391cm" svg:y="2.096cm">
            <text:p/>
            <draw:enhanced-geometry svg:viewBox="0 0 21600 21600" draw:mirror-horizontal="false" draw:mirror-vertical="false" draw:type="block-arc" draw:modifiers="177.320346796687 6763.519346813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0.409cm" svg:height="0.553cm" svg:x="15.398cm" svg:y="3.18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19cm" svg:height="0.552cm" svg:x="17.225cm" svg:y="3.206cm">
            <text:p/>
            <draw:enhanced-geometry svg:viewBox="0 0 21600 21600" draw:mirror-horizontal="false" draw:mirror-vertical="false" draw:type="rectangle" draw:enhanced-path="M 0 0 L 21600 0 21600 21600 0 21600 0 0 Z N"/>
          </draw:custom-shape>
        </draw:g>
        <draw:custom-shape draw:style-name="gr5" draw:text-style-name="P1" draw:layer="layout" svg:width="2.339cm" svg:height="0.21cm" svg:x="15.314cm" svg:y="4.217cm">
          <text:p/>
          <draw:enhanced-geometry svg:viewBox="0 0 21600 21600" draw:type="rectangle" draw:enhanced-path="M 0 0 L 21600 0 21600 21600 0 21600 0 0 Z N"/>
        </draw:custom-shape>
        <draw:custom-shape draw:style-name="gr15" draw:text-style-name="P1" draw:layer="layout" svg:width="5.6cm" svg:height="5.6cm" svg:x="13.898cm" svg:y="7.69cm">
          <text:p/>
          <draw:enhanced-geometry svg:viewBox="0 0 21600 21600" draw:mirror-horizontal="false" draw:mirror-vertical="false" draw:glue-points="10800 0 0 10800 10800 21600 21600 10800" draw:type="flowchart-process" draw:enhanced-path="M 0 0 L 21600 0 21600 21600 0 21600 0 0 Z N"/>
        </draw:custom-shape>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custom-shape draw:style-name="gr3" draw:text-style-name="P1" draw:layer="layout" svg:width="1.782cm" svg:height="1.782cm" svg:x="14.594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782cm" svg:height="2.782cm" svg:x="3.529cm" svg:y="8.3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3.129cm" svg:y="8.7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2.729cm" svg:y="9.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2.329cm" svg:y="9.5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1.929cm" svg:y="9.9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 draw:layer="layout" svg:width="2.339cm" svg:height="0.21cm" svg:x="15.315cm" svg:y="4.817cm">
          <text:p/>
          <draw:enhanced-geometry svg:viewBox="0 0 21600 21600" draw:type="rectangle" draw:enhanced-path="M 0 0 L 21600 0 21600 21600 0 21600 0 0 Z N"/>
        </draw:custom-shape>
        <draw:custom-shape draw:style-name="gr5" draw:text-style-name="P1" draw:layer="layout" svg:width="2.339cm" svg:height="0.21cm" svg:x="15.315cm" svg:y="5.417cm">
          <text:p/>
          <draw:enhanced-geometry svg:viewBox="0 0 21600 21600" draw:type="rectangle" draw:enhanced-path="M 0 0 L 21600 0 21600 21600 0 21600 0 0 Z N"/>
        </draw:custom-shape>
      </draw:page>
      <draw:page draw:name="page2" draw:style-name="dp1" draw:master-page-name="Standard">
        <draw:custom-shape draw:style-name="gr2" draw:text-style-name="P1" draw:layer="layout" svg:width="5.6cm" svg:height="5.6cm" svg:x="13.796cm" svg:y="13.71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23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093cm" svg:height="4.093cm" svg:x="2.477cm" svg:y="2.3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6.971cm" svg:y1="3.068cm" svg:x2="2.051cm" svg:y2="3.068cm">
          <text:p/>
        </draw:line>
        <draw:custom-shape draw:style-name="gr2" draw:text-style-name="P1" draw:layer="layout" svg:width="5.6cm" svg:height="5.6cm" svg:x="7.7cm" svg:y="1.621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12.948cm" svg:y1="4.251cm" svg:x2="8.028cm" svg:y2="4.251cm">
          <text:p/>
        </draw:line>
        <draw:custom-shape draw:style-name="gr3" draw:text-style-name="P1" draw:layer="layout" svg:width="1.782cm" svg:height="1.782cm" svg:x="9.609cm" svg:y="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1" draw:layer="layout" svg:width="4.389cm" svg:height="1.22cm" svg:x="8.249cm" svg:y="2.511cm" svg:viewBox="0 0 4390 1221" svg:d="m4112 1185c-664-404-1921-1457-3944 36-56-171-112-341-168-512 2195-1275 3164-559 4390 48-92 143-186 285-278 428z">
          <text:p/>
        </draw:path>
        <draw:path draw:style-name="gr17" draw:text-style-name="P1" draw:layer="layout" svg:width="4.389cm" svg:height="1.248cm" svg:x="8.269cm" svg:y="5.114cm" svg:viewBox="0 0 4390 1249" svg:d="m272 91c669 394 1942 1430 3943-91 58 170 116 339 175 509-2177 1306-3156 604-4390 14 90-144 181-288 272-432z">
          <text:p/>
        </draw:path>
        <draw:custom-shape draw:style-name="gr2" draw:text-style-name="P1" draw:layer="layout" svg:width="5.6cm" svg:height="5.6cm" svg:x="7.687cm" svg:y="7.6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 draw:layer="layout" svg:width="4.221cm" svg:height="4.221cm" svg:x="8.37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8.643cm" svg:y="8.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921cm" svg:height="1.921cm" svg:x="9.527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9.782cm" svg:y="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6cm" svg:height="5.6cm" svg:x="1.725cm" svg:y="7.677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8" draw:text-style-name="P1" draw:layer="layout" svg:width="3.425cm" svg:height="3.425cm" svg:x="3.213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429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4.146cm" svg:y="9.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145cm" svg:height="1.145cm" svg:x="4.353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3.425cm" svg:height="3.425cm" svg:x="2.813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029cm" svg:y="8.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3.746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145cm" svg:height="1.145cm" svg:x="3.953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1" draw:layer="layout" svg:width="3.425cm" svg:height="3.425cm" svg:x="2.413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2.629cm" svg:y="9.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559cm" svg:height="1.559cm" svg:x="3.346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45cm" svg:height="1.145cm" svg:x="3.553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 draw:layer="layout" svg:width="3.619cm" svg:height="2.391cm" svg:x="2.716cm" svg:y="3.67cm">
          <draw:image xlink:href="Pictures/10000000000000AB000000713A580408.png" xlink:type="simple" xlink:show="embed" xlink:actuate="onLoad">
            <text:p/>
          </draw:image>
        </draw:frame>
        <draw:custom-shape draw:style-name="gr2" draw:text-style-name="P1" draw:layer="layout" svg:width="5.6cm" svg:height="5.6cm" svg:x="13.75cm" svg:y="1.62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18.998cm" svg:y1="4.25cm" svg:x2="14.078cm" svg:y2="4.25cm">
          <text:p/>
        </draw:line>
        <draw:custom-shape draw:style-name="gr3" draw:text-style-name="P1" draw:layer="layout" svg:width="0.947cm" svg:height="3.214cm" draw:transform="rotate (-0.785398163397449) translate (17.748cm 2.619cm)">
          <text:p/>
          <draw:enhanced-geometry svg:viewBox="0 0 21600 21600" draw:mirror-horizontal="false" draw:mirror-vertical="false" draw:type="rectangle" draw:enhanced-path="M 0 0 L 21600 0 21600 21600 0 21600 0 0 Z N"/>
        </draw:custom-shape>
        <draw:custom-shape draw:style-name="gr3" draw:text-style-name="P1" draw:layer="layout" svg:width="0.945cm" svg:height="0.43cm" draw:transform="rotate (-0.785398163397449) translate (18.092cm 2.272cm)">
          <text:p/>
          <draw:enhanced-geometry svg:viewBox="0 0 21600 21600" draw:mirror-horizontal="false" draw:mirror-vertical="false" draw:type="rectangle" draw:enhanced-path="M 0 0 L 21600 0 21600 21600 0 21600 0 0 Z N"/>
        </draw:custom-shape>
        <draw:custom-shape draw:style-name="gr3" draw:text-style-name="P1" draw:layer="layout" svg:width="0.931cm" svg:height="1.172cm" draw:transform="rotate (2.35619449019234) translate (15.269cm 6.4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1" draw:layer="layout" svg:width="4.576cm" svg:height="0.498cm" svg:x="14.246cm" svg:y="5.948cm" svg:viewBox="0 0 4577 499" svg:d="m0 0c353 588 754 576 1883 318s1619-503 2694 181">
          <text:p/>
        </draw:path>
        <draw:custom-shape draw:style-name="gr2" draw:text-style-name="P1" draw:layer="layout" svg:width="5.6cm" svg:height="5.6cm" svg:x="7.687cm" svg:y="13.66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53cm" svg:y="13.6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3.823cm" svg:y="7.62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 draw:layer="layout" svg:width="4.221cm" svg:height="4.221cm" svg:x="14.513cm" svg:y="8.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14.781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921cm" svg:height="1.921cm" svg:x="15.663cm" svg:y="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15.918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16cm" svg:height="1.231cm" svg:x="14.072cm" svg:y="9.87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216cm" svg:height="1.228cm" svg:x="17.955cm" svg:y="9.744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 draw:layer="layout" svg:width="1.086cm" svg:height="1.086cm" svg:x="14.136cm" svg:y="9.886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 draw:layer="layout" svg:width="1.086cm" svg:height="1.086cm" svg:x="18.022cm" svg:y="9.886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936cm" svg:height="1.925cm" svg:x="5.049cm" svg:y="14.1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5.171cm" svg:y="14.2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6cm" svg:x="5.577cm" svg:y="14.64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6cm" svg:height="0.642cm" svg:x="5.694cm" svg:y="14.7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5cm" svg:height="1.925cm" svg:x="2.041cm" svg:y="14.17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2.162cm" svg:y="14.29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5cm" svg:x="2.568cm" svg:y="14.69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3cm" svg:x="2.685cm" svg:y="14.81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4.074cm" svg:y1="17.151cm" svg:x2="3.483cm" svg:y2="16.025cm">
          <text:p/>
        </draw:line>
        <draw:line draw:style-name="gr23" draw:text-style-name="P1" draw:layer="layout" svg:x1="4.873cm" svg:y1="17.151cm" svg:x2="5.532cm" svg:y2="15.991cm">
          <text:p/>
        </draw:line>
        <draw:custom-shape draw:style-name="gr18" draw:text-style-name="P1" draw:layer="layout" svg:width="1.934cm" svg:height="1.925cm" svg:x="3.488cm" svg:y="16.92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3.609cm" svg:y="17.0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88cm" svg:height="0.876cm" svg:x="4.015cm" svg:y="17.45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982cm" svg:y1="15.928cm" svg:x2="9.457cm" svg:y2="16.928cm">
          <text:p/>
        </draw:line>
        <draw:line draw:style-name="gr24" draw:text-style-name="P1" draw:layer="layout" svg:x1="10.919cm" svg:y1="15.929cm" svg:x2="11.506cm" svg:y2="16.962cm">
          <text:p/>
        </draw:line>
        <draw:custom-shape draw:style-name="gr18" draw:text-style-name="P1" draw:layer="layout" svg:width="1.934cm" svg:height="1.925cm" svg:x="9.462cm" svg:y="14.093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9.583cm" svg:y="14.22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88cm" svg:height="0.876cm" svg:x="9.989cm" svg:y="14.62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5cm" svg:height="0.643cm" svg:x="10.106cm" svg:y="14.73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6cm" svg:height="1.925cm" svg:x="11.023cm" svg:y="16.89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11.145cm" svg:y="17.02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6cm" svg:x="11.551cm" svg:y="17.42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6cm" svg:height="0.642cm" svg:x="11.668cm" svg:y="17.54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5cm" svg:height="1.925cm" svg:x="8.015cm" svg:y="16.84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8.136cm" svg:y="16.97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5cm" svg:x="8.542cm" svg:y="17.373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3cm" svg:x="8.659cm" svg:y="17.48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7.245cm" svg:y1="16.932cm" svg:x2="15.2cm" svg:y2="15.06cm">
          <text:p/>
        </draw:line>
        <draw:custom-shape draw:style-name="gr18" draw:text-style-name="P1" draw:layer="layout" svg:width="2.832cm" svg:height="2.82cm" svg:x="16.228cm" svg:y="15.9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478cm" svg:height="2.463cm" svg:x="16.405cm" svg:y="16.144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288cm" svg:height="1.281cm" svg:x="17cm" svg:y="16.73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945cm" svg:height="0.942cm" svg:x="17.165cm" svg:y="16.9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2.147cm" svg:height="2.135cm" svg:x="14.185cm" svg:y="14.11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877cm" svg:height="1.865cm" svg:x="14.32cm" svg:y="14.24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977cm" svg:height="0.971cm" svg:x="14.769cm" svg:y="14.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717cm" svg:height="0.712cm" svg:x="14.9cm" svg:y="14.82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1.782cm" svg:y="19.71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793cm" svg:height="4.687cm" svg:x="2.192cm" svg:y="20.13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6" draw:text-style-name="P1" draw:layer="layout" svg:width="2.448cm" svg:height="1.715cm" svg:x="2.527cm" svg:y="21.709cm">
          <text:p/>
          <draw:enhanced-geometry svg:viewBox="0 0 21600 21600" draw:mirror-horizontal="false" draw:mirror-vertical="true" draw:type="rectangle" draw:enhanced-path="M 0 0 L 21600 0 21600 21600 0 21600 0 0 Z N"/>
        </draw:custom-shape>
        <draw:custom-shape draw:style-name="gr26" draw:text-style-name="P1" draw:layer="layout" svg:width="1.346cm" svg:height="0.736cm" draw:transform="rotate (-3.14159265358979) translate (6.674cm 23.426cm)">
          <text:p/>
          <draw:enhanced-geometry svg:viewBox="0 0 21600 21600" draw:type="rectangle" draw:enhanced-path="M 0 0 L 21600 0 21600 21600 0 21600 0 0 Z N"/>
        </draw:custom-shape>
        <draw:custom-shape draw:style-name="gr26" draw:text-style-name="P1" draw:layer="layout" svg:width="1.324cm" svg:height="0.715cm" draw:transform="rotate (-3.14159265358979) translate (6.659cm 22.425cm)">
          <text:p/>
          <draw:enhanced-geometry svg:viewBox="0 0 21600 21600" draw:type="rectangle" draw:enhanced-path="M 0 0 L 21600 0 21600 21600 0 21600 0 0 Z N"/>
        </draw:custom-shape>
        <draw:custom-shape draw:style-name="gr27" draw:text-style-name="P1" draw:layer="layout" svg:width="4.128cm" svg:height="0.96cm" draw:transform="rotate (-3.14159265358979) translate (6.668cm 21.41cm)">
          <text:p/>
          <draw:enhanced-geometry svg:viewBox="0 0 21600 21600" draw:type="rectangle" draw:enhanced-path="M 0 0 L 21600 0 21600 21600 0 21600 0 0 Z N"/>
        </draw:custom-shape>
        <draw:custom-shape draw:style-name="gr8" draw:text-style-name="P1" draw:layer="layout" svg:width="0.645cm" svg:height="0.643cm" svg:x="4.132cm" svg:y="17.5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Mein_20_Blau" draw:display-name="Mein Blau" draw:style="linear" draw:start-color="#83caff" draw:end-color="#729fcf" draw:start-intensity="100%" draw:end-intensity="100%" draw:angle="0" draw:border="0%"/>
    <draw:gradient draw:name="Mein_20_Blau_20_Upside_20_Down" draw:display-name="Mein Blau Upside Down" draw:style="linear" draw:start-color="#729fcf" draw:end-color="#83caff" draw:start-intensity="100%" draw:end-intensity="100%" draw:angle="1800" draw:border="0%"/>
    <draw:marker draw:name="Arrow" svg:viewBox="0 0 20 30" svg:d="m10 0-10 30h20z"/>
    <draw:marker draw:name="Linienende_20_2" draw:display-name="Linienende 2" svg:viewBox="0 0 1321 3493" svg:d="m1321 3493h-1321l702-349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de" fo:country="DE"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8T00:03:03.87</meta:creation-date>
    <dc:date>2013-08-29T06:41:05.918000000</dc:date>
    <meta:editing-duration>PT27M47S</meta:editing-duration>
    <meta:editing-cycles>28</meta:editing-cycles>
    <meta:generator>LibreOffice/4.1.0.4$Windows_x86 LibreOffice_project/89ea49ddacd9aa532507cbf852f2bb22b1ace28</meta:generator>
    <dc:creator>Tobias Beer</dc:creator>
    <meta:document-statistic meta:object-count="181"/>
  </office:meta>
</office:document-meta>
</file>